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9d2ac" officeooo:paragraph-rsid="001a63b0"/>
    </style:style>
    <style:style style:name="P2" style:family="paragraph" style:parent-style-name="Standard">
      <style:paragraph-properties fo:line-height="200%"/>
      <style:text-properties officeooo:rsid="001c3320" officeooo:paragraph-rsid="001c3320"/>
    </style:style>
    <style:style style:name="P3" style:family="paragraph" style:parent-style-name="Standard">
      <style:paragraph-properties fo:line-height="200%"/>
      <style:text-properties officeooo:rsid="0016f68f" officeooo:paragraph-rsid="0016f68f"/>
    </style:style>
    <style:style style:name="P4" style:family="paragraph" style:parent-style-name="Standard">
      <style:paragraph-properties fo:line-height="200%"/>
      <style:text-properties officeooo:rsid="0017ec1f" officeooo:paragraph-rsid="0017ec1f"/>
    </style:style>
    <style:style style:name="P5" style:family="paragraph" style:parent-style-name="Standard">
      <style:paragraph-properties fo:line-height="200%"/>
      <style:text-properties officeooo:rsid="0017ec1f" officeooo:paragraph-rsid="001a63b0"/>
    </style:style>
    <style:style style:name="P6" style:family="paragraph" style:parent-style-name="Standard">
      <style:paragraph-properties fo:line-height="200%"/>
      <style:text-properties officeooo:rsid="00175d15" officeooo:paragraph-rsid="00175d15"/>
    </style:style>
    <style:style style:name="P7" style:family="paragraph" style:parent-style-name="Standard">
      <style:paragraph-properties fo:line-height="200%"/>
      <style:text-properties officeooo:rsid="00175d15" officeooo:paragraph-rsid="001c3320"/>
    </style:style>
    <style:style style:name="P8" style:family="paragraph" style:parent-style-name="Standard">
      <style:paragraph-properties fo:line-height="200%"/>
      <style:text-properties officeooo:rsid="00175d15" officeooo:paragraph-rsid="001d0d11"/>
    </style:style>
    <style:style style:name="P9" style:family="paragraph" style:parent-style-name="Standard">
      <style:paragraph-properties fo:line-height="200%"/>
      <style:text-properties officeooo:rsid="00175d15" officeooo:paragraph-rsid="001dbde6"/>
    </style:style>
    <style:style style:name="P10" style:family="paragraph" style:parent-style-name="Standard">
      <style:paragraph-properties fo:line-height="200%"/>
      <style:text-properties officeooo:rsid="001f5963" officeooo:paragraph-rsid="001f5963"/>
    </style:style>
    <style:style style:name="P11" style:family="paragraph" style:parent-style-name="Standard">
      <style:paragraph-properties fo:line-height="200%"/>
      <style:text-properties officeooo:rsid="0017ec1f" officeooo:paragraph-rsid="0021ef0e"/>
    </style:style>
    <style:style style:name="P12" style:family="paragraph" style:parent-style-name="Standard">
      <style:paragraph-properties fo:line-height="200%"/>
      <style:text-properties officeooo:rsid="00175d15" officeooo:paragraph-rsid="0021ef0e"/>
    </style:style>
    <style:style style:name="T1" style:family="text">
      <style:text-properties officeooo:rsid="0017ec1f"/>
    </style:style>
    <style:style style:name="T2" style:family="text">
      <style:text-properties officeooo:rsid="0019d2ac"/>
    </style:style>
    <style:style style:name="T3" style:family="text">
      <style:text-properties officeooo:rsid="001a63b0"/>
    </style:style>
    <style:style style:name="T4" style:family="text">
      <style:text-properties officeooo:rsid="001c3320"/>
    </style:style>
    <style:style style:name="T5" style:family="text">
      <style:text-properties officeooo:rsid="001dbde6"/>
    </style:style>
    <style:style style:name="T6" style:family="text">
      <style:text-properties officeooo:rsid="0021ef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ne Hundred Years of Sagatude.</text:p>
      <text:p text:style-name="P3"/>
      <text:p text:style-name="P4">Chapter 1</text:p>
      <text:p text:style-name="P11"><text:tab/><text:span text:style-name="T6">T</text:span>here was a man called Thorvald, the son of Halbjorn, the son of Thord the Mighty. <text:s/>Hallbjorn was called “the Bear,” and few men could compete with him in contests of strength. <text:s/>Hallbjorn and his brothers raided in the Baltic and <text:span text:style-name="T6">brought much wealth back with them. <text:s/>They purchased land and built a great hall, two hundred ells long, and held feasts there every autumn. <text:s/>All who came were</text:span> impressed, and Hallbjorn became one of the leading men in the district. <text:s/>Many men brought him gifts, and he richly returned them. <text:s/>At that time, <text:span text:style-name="T2">Ulf, called Kveldulf by some,</text:span> was <text:span text:style-name="T2">one of the leading men of</text:span> Fjordane. <text:s/><text:span text:style-name="T2">He was feasted at Hallbjorn's hall, and Hallbjorn gave him a brooch of intertwined silver and gold, set with many gems. <text:s/>Kveldulf, in return, gave Hallbjorn a tarred longship, one of the best of his fleet, and a silver spear named Vigglod, which was enchanted so that it would never grow dull.</text:span></text:p>
      <text:p text:style-name="P4"/>
      <text:p text:style-name="P4"><text:tab/>There was a man called Glum, who was a servant of Hallbjorn. <text:s/>Glum was short and swarthy, but skilled in magic. <text:s/>The other servants feared him. <text:s/>Glum and the other men about Hallbjorn's house thought little of Thorvald, for he slept by the fire and in the womens' quarters, and took no part in the working of the farm. <text:s/><text:span text:style-name="T2">One day, at the last day of haymaking, Glum and the other farmhands awoke before first light to bring the hay in. <text:s/>They finished about noon, and returned to the hall to find Thorvald asleep in front of the fire.</text:span></text:p>
      <text:p text:style-name="P5"><text:tab/><text:span text:style-name="T2">Glum shook Thorvald awake, and laid this curse upon him: “If you or any of your descendants has a child with a kinsman, that child will bear the tail of a pig.” <text:s/>Thorvald said nothing in reply, but grabbed Vigglod and dealt Glum his death blow. <text:s/>Thorvald gathered several men fron the farm and set out in the longboat his father had received as a gift from Kveldulf. <text:s/>They raided that summer, and amassed some wealth, but they contended with ill luck throughout their voyage. <text:s/>They voyaged to the north of Norway, to the island of Sandnes, where they used the wealth they had </text:span><text:soft-page-break/><text:span text:style-name="T2">gained to purchase a farm. </text:span></text:p>
      <text:p text:style-name="P1"><text:tab/>Thorvald married Signy, whose brother was Sigurd, who's daughter Sigrid married Thorolf Kveldulfsson. <text:s/>She was widely considered the best match in Sandnes, at the time. <text:s/>Thorvald's sons were Ulf and Thorgrim, who fell when King Harald Tangle-Hair burned Thorolf Kveldulfsson in his hall. <text:s/>Ulf's sons were Halli and Thorvald, and Osvif was his daughter. <text:s/>Thorgrim had no sons but three daughters, Unn, Thordis, and Gudrun.</text:p>
      <text:p text:style-name="P4"><text:tab/><text:span text:style-name="T6">There was always plenty to eat at Thorvald's farm, and he became quite old. <text:s/>He brought Ulf to him, and said: “Our house bears a curse upon it. <text:s/>Make sure that none here marries a kinsman.” Then he died, and was buried in a mound on a hill, overlooking the hall. <text:s/>Ulf and Thorgrim divided the land between them.</text:span></text:p>
      <text:p text:style-name="P4"/>
      <text:p text:style-name="P4">Chapter <text:span text:style-name="T3">2</text:span><text:tab/></text:p>
      <text:p text:style-name="P6"><text:tab/><text:span text:style-name="T3">Some time passed, and Harald Tangle-Hair became king of all Norway. <text:s/>Thorvald Ulfsson came of age. <text:s/>Ulf spoke</text:span> thus to Thorval<text:span text:style-name="T3">d</text:span>: “My son, I would like to arrange a marriage for you. <text:s/><text:span text:style-name="T6">W</text:span>hom do you think is the best match?”</text:p>
      <text:p text:style-name="P6"><text:tab/>“Surely it is Unn, <text:span text:style-name="T1">the daughter of your kinsman Thorgrim. <text:s/>Many say that she is the most beautiful woman for miles around.”</text:span></text:p>
      <text:p text:style-name="P6"><text:tab/><text:span text:style-name="T3">Ulf discouraged him from pursuing the match, but did not mention the curse. <text:s/>Thorvald was determined to have Unn, and after a while Ulf consented to ask for her hand. <text:s/>Ulf traveled to Thorgrim's hall to arrange the match. <text:s/>Thorgrim readily consented, but did not consult Unn.</text:span></text:p>
      <text:p text:style-name="P6"><text:tab/><text:span text:style-name="T3">The time came for Unn and Thorvald's wedding-feast, which was lavish, and the men of Sandnes said years after was second only to the great feast Thorolf Kveldulfsson gave to King Harald at Sandnes. Thorolf Kveldulfsson was there, and gave a strong stallion named Frey's Gift to Thorvald. <text:s/>All wished the couple well, and they received many rich gifts. <text:s/>However, when it came time to go to bed, Unn refused to consummate the marriage. <text:s/>She told Thorvald of the curse, and said that she refused to lie in the same bed with him. <text:s/>Thorvald felt greatly decieved, but he let </text:span><text:soft-page-break/><text:span text:style-name="T3">things stand for six months, sleeping on the floor each night.</text:span></text:p>
      <text:p text:style-name="P6"/>
      <text:p text:style-name="P10">Chapter 3</text:p>
      <text:p text:style-name="P6"><text:tab/><text:span text:style-name="T3">Yttrig was the son of Yngvald, the son of Thord, and held a small farm near Ulf's. <text:s/>Yttrig's sons were Thorstein, Thorgrim, and Thorolf. <text:s/>They heard that Thorvald had not yet consummated his marriage, and spread slander about Thorvald throughout the district. <text:s/>Thorvald took no action, although few men believed the Yttrigssons, for they were troublemakers.</text:span></text:p>
      <text:p text:style-name="P7"><text:tab/><text:span text:style-name="T4">The men of the district arranged a horse fight, and everyone expected Thorvald to be there with Frey's gift. <text:s/>Thorvald's horse defeated all who came against it. <text:s/>Thorstein motioned for all of the men there to listen to him. <text:s/></text:span></text:p>
      <text:p text:style-name="P2"><text:tab/>Thorstein spoke: “If only your wife were a mare, then you would have sons!” <text:s/>Thorvald said nothing, but rode swiftly to Ulf's hall, and brought Vigglod from where it was kept. <text:s/>Thorvald rode back to Yttrig's hall. <text:s/><text:span text:style-name="T6">By that time, the crowd had dispersed. <text:s/>Thorvald found</text:span> Thorstein chopping wood outside of the hall. <text:s/><text:span text:style-name="T6">Thorstein wore a boiled leather shirt, and a leather-bound shield lay at his feet.</text:span></text:p>
      <text:p text:style-name="P12"><text:tab/><text:span text:style-name="T6">Thorvald asked Thorstein if he would give compensation for the insult, but Thorstein said he would give none. <text:s/>Thorvald then leaped off of Frey's gift and readied his spear. <text:s/>Thorstein charged at Thorvald, shouting and banging his axe against his shield. <text:s/>Thorvald threw his spear, which passed through Thorstein's shield and into his chest, passing through the leather to run Thorstein straight through. <text:s/>This was his death-wound.</text:span></text:p>
      <text:p text:style-name="P12"><text:tab/><text:span text:style-name="T6">By this time, the shouts had brought the attention of the servants and farm-workers, who rushed out of the hall. <text:s/>Seeing many men suddenly appear, Thorvald rushed to retrieve Vigglod, then mounted his horse and rode away swiftly. <text:s/>He gave no notice of the killing to anyone, although many had seen him do it.</text:span></text:p>
      <text:p text:style-name="P8"><text:tab/><text:span text:style-name="T6">Immediately, Thorgrim and Thorstein rode to the neighboring farms to find support to take blood-vengeance on Thorvald. <text:s/>Many men pledged themselves, and they promised to meet at </text:span><text:soft-page-break/><text:span text:style-name="T6">sundown. <text:s/>In the meantime, they gathered weapons and sharpened swords.</text:span></text:p>
      <text:p text:style-name="P9"><text:tab/><text:span text:style-name="T5">That night, Thorvald brought Vigglod down from its place on the wall. <text:s/>Thorvald went to the yard with a spade and dug a hole three ells deep. <text:s/>He cast the spear into the hole, and piled earth above it. <text:s/>Then, <text:s/>Thorvald gathered some of the farm workers, and Unn. <text:s/>They brought the longship out from the boat-house, and set it on the shore. <text:s/>They brought provisions from the house, and weapons, and some livestock, and piled them in the longship. <text:s text:c="2"/>They sailed for Iceland, which had recently been discovered, and it was thought that there was land there for the taking. <text:s/>Thorvald settled in the West Fjords, where today the Sunnudal assembly is.</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4T16:19:23.389128469</meta:creation-date>
    <dc:date>2014-12-13T17:39:25.811987017</dc:date>
    <meta:editing-duration>PT1M10S</meta:editing-duration>
    <meta:editing-cycles>5</meta:editing-cycles>
    <meta:generator>LibreOffice/4.2.7.2$Linux_x86 LibreOffice_project/420m0$Build-2</meta:generator>
    <meta:document-statistic meta:table-count="0" meta:image-count="0" meta:object-count="0" meta:page-count="4" meta:paragraph-count="20" meta:word-count="1155" meta:character-count="6699" meta:non-whitespace-character-count="5482"/>
  </office:meta>
</office:document-meta>
</file>